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c93a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c93a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c93a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c93a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c93a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c93a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c93a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c93a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c93a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c93a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c93a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c93a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c93a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c93a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c93a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c93a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c93a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Santiago Rafael Rojas Silv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1/2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22706623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Erasmo Rafael Rojas Salazar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836793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22.92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74" meta:non-whitespace-character-count="1005"/>
    <meta:template xlink:type="simple" xlink:actuate="onRequest" xlink:title="Normal" xlink:href=""/>
  </office:meta>
</office:document-meta>
</file>